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173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702in"/>
    </style:style>
    <style:style style:name="co16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office:value-type="string">
            <text:p>IO times (may be affected by caching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>
            <draw:frame table:end-cell-address="'CPU+GPU'.R36" table:end-x="0.1374in" table:end-y="0.1665in" draw:z-index="0" draw:style-name="gr1" svg:width="5.9406in" svg:height="6.6421in" svg:x="0.4236in" svg:y="0in">
              <draw:object draw:notify-on-update-of-ranges="'CPU+GPU'.D2:'CPU+GPU'.D21 'CPU+GPU'.L2:'CPU+GPU'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25">
            <text:p>80025</text:p>
          </table:table-cell>
          <table:table-cell table:style-name="ce1" office:value-type="float" office:value="450.917">
            <text:p>450.917</text:p>
          </table:table-cell>
          <table:table-cell table:style-name="ce1" office:value-type="float" office:value="91.3396">
            <text:p>91.3396</text:p>
          </table:table-cell>
          <table:table-cell table:formula="of:=[.G2]-[.H2]" office:value-type="float" office:value="359.5774">
            <text:p>359.5774</text:p>
          </table:table-cell>
          <table:table-cell/>
          <table:table-cell table:style-name="ce1" table:formula="of:=MAX([.G2:.G3])" office:value-type="float" office:value="450.917">
            <text:p>450.917</text:p>
          </table:table-cell>
          <table:table-cell table:style-name="ce1" table:formula="of:=([.K2]/[.A2])/[.C2]" office:value-type="float" office:value="0.00000901834">
            <text:p>0.0000090183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18">
            <text:p>80018</text:p>
          </table:table-cell>
          <table:table-cell table:style-name="ce1" office:value-type="float" office:value="206.417">
            <text:p>206.417</text:p>
          </table:table-cell>
          <table:table-cell table:style-name="ce1" office:value-type="float" office:value="44.1319">
            <text:p>44.1319</text:p>
          </table:table-cell>
          <table:table-cell table:formula="of:=[.G4]-[.H4]" office:value-type="float" office:value="162.2851">
            <text:p>162.2851</text:p>
          </table:table-cell>
          <table:table-cell/>
          <table:table-cell table:style-name="ce1" table:formula="of:=MAX([.G4:.G5])" office:value-type="float" office:value="209.82">
            <text:p>209.82</text:p>
          </table:table-cell>
          <table:table-cell table:style-name="ce1" table:formula="of:=([.K4]/[.A4])/[.C4]" office:value-type="float" office:value="0.0000041964">
            <text:p>0.0000041964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209.82">
            <text:p>209.82</text:p>
          </table:table-cell>
          <table:table-cell office:value-type="float" office:value="37.9947">
            <text:p>37.9947</text:p>
          </table:table-cell>
          <table:table-cell table:formula="of:=[.G5]-[.H5]" office:value-type="float" office:value="171.8253">
            <text:p>171.825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20">
            <text:p>80020</text:p>
          </table:table-cell>
          <table:table-cell table:style-name="ce1" office:value-type="float" office:value="103.082">
            <text:p>103.082</text:p>
          </table:table-cell>
          <table:table-cell table:style-name="ce1" office:value-type="float" office:value="22.2482">
            <text:p>22.2482</text:p>
          </table:table-cell>
          <table:table-cell table:formula="of:=[.G7]-[.H7]" office:value-type="float" office:value="80.8338">
            <text:p>80.8338</text:p>
          </table:table-cell>
          <table:table-cell/>
          <table:table-cell table:style-name="ce1" table:formula="of:=MAX([.G7:.G10])" office:value-type="float" office:value="112.037">
            <text:p>112.037</text:p>
          </table:table-cell>
          <table:table-cell table:style-name="ce1" table:formula="of:=([.K7]/[.A7])/[.C7]" office:value-type="float" office:value="0.00000224074">
            <text:p>0.00000224074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11.42">
            <text:p>111.42</text:p>
          </table:table-cell>
          <table:table-cell office:value-type="float" office:value="18.6865">
            <text:p>18.6865</text:p>
          </table:table-cell>
          <table:table-cell table:formula="of:=[.G8]-[.H8]" office:value-type="float" office:value="92.7335">
            <text:p>92.733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01.979">
            <text:p>101.979</text:p>
          </table:table-cell>
          <table:table-cell office:value-type="float" office:value="22.2881">
            <text:p>22.2881</text:p>
          </table:table-cell>
          <table:table-cell table:formula="of:=[.G9]-[.H9]" office:value-type="float" office:value="79.6909">
            <text:p>79.690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12.037">
            <text:p>112.037</text:p>
          </table:table-cell>
          <table:table-cell office:value-type="float" office:value="18.6769">
            <text:p>18.6769</text:p>
          </table:table-cell>
          <table:table-cell table:formula="of:=[.G10]-[.H10]" office:value-type="float" office:value="93.3601">
            <text:p>93.360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21">
            <text:p>80021</text:p>
          </table:table-cell>
          <table:table-cell table:style-name="ce1" office:value-type="float" office:value="71.8739">
            <text:p>71.8739</text:p>
          </table:table-cell>
          <table:table-cell table:style-name="ce1" office:value-type="float" office:value="11.4009">
            <text:p>11.4009</text:p>
          </table:table-cell>
          <table:table-cell table:formula="of:=[.G12]-[.H12]" office:value-type="float" office:value="60.473">
            <text:p>60.473</text:p>
          </table:table-cell>
          <table:table-cell office:value-type="float" office:value="1.83031">
            <text:p>1.83031</text:p>
          </table:table-cell>
          <table:table-cell table:style-name="ce1" table:formula="of:=MAX([.G12:.G19])" office:value-type="float" office:value="71.9081">
            <text:p>71.9081</text:p>
          </table:table-cell>
          <table:table-cell table:style-name="ce1" table:formula="of:=([.K12]/[.A12])/[.C12]" office:value-type="float" office:value="0.000001438162">
            <text:p>0.00000143816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61.649">
            <text:p>61.649</text:p>
          </table:table-cell>
          <table:table-cell office:value-type="float" office:value="9.62493">
            <text:p>9.62493</text:p>
          </table:table-cell>
          <table:table-cell table:formula="of:=[.G13]-[.H13]" office:value-type="float" office:value="52.02407">
            <text:p>52.02407</text:p>
          </table:table-cell>
          <table:table-cell office:value-type="float" office:value="12.2392">
            <text:p>12.239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8996">
            <text:p>71.8996</text:p>
          </table:table-cell>
          <table:table-cell office:value-type="float" office:value="11.2559">
            <text:p>11.2559</text:p>
          </table:table-cell>
          <table:table-cell table:formula="of:=[.G14]-[.H14]" office:value-type="float" office:value="60.6437">
            <text:p>60.6437</text:p>
          </table:table-cell>
          <table:table-cell office:value-type="float" office:value="1.8322">
            <text:p>1.832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6.2165">
            <text:p>56.2165</text:p>
          </table:table-cell>
          <table:table-cell office:value-type="float" office:value="9.33701">
            <text:p>9.33701</text:p>
          </table:table-cell>
          <table:table-cell table:formula="of:=[.G15]-[.H15]" office:value-type="float" office:value="46.87949">
            <text:p>46.87949</text:p>
          </table:table-cell>
          <table:table-cell office:value-type="float" office:value="17.6942">
            <text:p>17.694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0214">
            <text:p>52.0214</text:p>
          </table:table-cell>
          <table:table-cell office:value-type="float" office:value="11.1896">
            <text:p>11.1896</text:p>
          </table:table-cell>
          <table:table-cell table:formula="of:=[.G16]-[.H16]" office:value-type="float" office:value="40.8318">
            <text:p>40.8318</text:p>
          </table:table-cell>
          <table:table-cell office:value-type="float" office:value="21.7059">
            <text:p>21.705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4086">
            <text:p>52.4086</text:p>
          </table:table-cell>
          <table:table-cell office:value-type="float" office:value="9.34727">
            <text:p>9.34727</text:p>
          </table:table-cell>
          <table:table-cell table:formula="of:=[.G17]-[.H17]" office:value-type="float" office:value="43.06133">
            <text:p>43.06133</text:p>
          </table:table-cell>
          <table:table-cell office:value-type="float" office:value="21.4834">
            <text:p>21.483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9081">
            <text:p>71.9081</text:p>
          </table:table-cell>
          <table:table-cell office:value-type="float" office:value="11.4917">
            <text:p>11.4917</text:p>
          </table:table-cell>
          <table:table-cell table:formula="of:=[.G18]-[.H18]" office:value-type="float" office:value="60.4164">
            <text:p>60.4164</text:p>
          </table:table-cell>
          <table:table-cell office:value-type="float" office:value="1.79274">
            <text:p>1.7927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5.5163">
            <text:p>55.5163</text:p>
          </table:table-cell>
          <table:table-cell office:value-type="float" office:value="9.34155">
            <text:p>9.34155</text:p>
          </table:table-cell>
          <table:table-cell table:formula="of:=[.G19]-[.H19]" office:value-type="float" office:value="46.17475">
            <text:p>46.17475</text:p>
          </table:table-cell>
          <table:table-cell office:value-type="float" office:value="18.3684">
            <text:p>18.36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28">
            <text:p>80028</text:p>
          </table:table-cell>
          <table:table-cell office:value-type="float" office:value="28.3919">
            <text:p>28.3919</text:p>
          </table:table-cell>
          <table:table-cell table:style-name="ce1" office:value-type="float" office:value="5.73822">
            <text:p>5.73822</text:p>
          </table:table-cell>
          <table:table-cell table:formula="of:=[.G21]-[.H21]" office:value-type="float" office:value="22.65368">
            <text:p>22.65368</text:p>
          </table:table-cell>
          <table:table-cell office:value-type="float" office:value="18.0722">
            <text:p>18.0722</text:p>
          </table:table-cell>
          <table:table-cell table:style-name="ce1" table:formula="of:=MAX([.G21:.G36])" office:value-type="float" office:value="44.1621">
            <text:p>44.1621</text:p>
          </table:table-cell>
          <table:table-cell table:style-name="ce1" table:formula="of:=([.K21]/[.A21])/[.C21]" office:value-type="float" office:value="0.000000883242">
            <text:p>0.00000088324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5764">
            <text:p>27.5764</text:p>
          </table:table-cell>
          <table:table-cell office:value-type="float" office:value="5.73426">
            <text:p>5.73426</text:p>
          </table:table-cell>
          <table:table-cell table:formula="of:=[.G22]-[.H22]" office:value-type="float" office:value="21.84214">
            <text:p>21.84214</text:p>
          </table:table-cell>
          <table:table-cell office:value-type="float" office:value="18.8568">
            <text:p>18.85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8.0427">
            <text:p>28.0427</text:p>
          </table:table-cell>
          <table:table-cell office:value-type="float" office:value="4.77782">
            <text:p>4.77782</text:p>
          </table:table-cell>
          <table:table-cell table:formula="of:=[.G23]-[.H23]" office:value-type="float" office:value="23.26488">
            <text:p>23.26488</text:p>
          </table:table-cell>
          <table:table-cell office:value-type="float" office:value="18.5068">
            <text:p>18.50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5724">
            <text:p>43.5724</text:p>
          </table:table-cell>
          <table:table-cell office:value-type="float" office:value="5.70123">
            <text:p>5.70123</text:p>
          </table:table-cell>
          <table:table-cell table:formula="of:=[.G24]-[.H24]" office:value-type="float" office:value="37.87117">
            <text:p>37.87117</text:p>
          </table:table-cell>
          <table:table-cell office:value-type="float" office:value="17.4819">
            <text:p>17.4819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9.0759">
            <text:p>29.0759</text:p>
          </table:table-cell>
          <table:table-cell office:value-type="float" office:value="4.75145">
            <text:p>4.75145</text:p>
          </table:table-cell>
          <table:table-cell table:formula="of:=[.G25]-[.H25]" office:value-type="float" office:value="24.32445">
            <text:p>24.32445</text:p>
          </table:table-cell>
          <table:table-cell office:value-type="float" office:value="2.86657">
            <text:p>2.8665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446">
            <text:p>44.0446</text:p>
          </table:table-cell>
          <table:table-cell office:value-type="float" office:value="5.72974">
            <text:p>5.72974</text:p>
          </table:table-cell>
          <table:table-cell table:formula="of:=[.G26]-[.H26]" office:value-type="float" office:value="38.31486">
            <text:p>38.31486</text:p>
          </table:table-cell>
          <table:table-cell office:value-type="float" office:value="2.50416">
            <text:p>2.50416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2455">
            <text:p>43.2455</text:p>
          </table:table-cell>
          <table:table-cell office:value-type="float" office:value="4.72081">
            <text:p>4.72081</text:p>
          </table:table-cell>
          <table:table-cell table:formula="of:=[.G27]-[.H27]" office:value-type="float" office:value="38.52469">
            <text:p>38.52469</text:p>
          </table:table-cell>
          <table:table-cell office:value-type="float" office:value="3.1924">
            <text:p>3.1924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8599">
            <text:p>43.8599</text:p>
          </table:table-cell>
          <table:table-cell office:value-type="float" office:value="4.74331">
            <text:p>4.74331</text:p>
          </table:table-cell>
          <table:table-cell table:formula="of:=[.G28]-[.H28]" office:value-type="float" office:value="39.11659">
            <text:p>39.11659</text:p>
          </table:table-cell>
          <table:table-cell office:value-type="float" office:value="2.68151">
            <text:p>2.6815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721">
            <text:p>27.721</text:p>
          </table:table-cell>
          <table:table-cell office:value-type="float" office:value="5.75877">
            <text:p>5.75877</text:p>
          </table:table-cell>
          <table:table-cell table:formula="of:=[.G29]-[.H29]" office:value-type="float" office:value="21.96223">
            <text:p>21.96223</text:p>
          </table:table-cell>
          <table:table-cell office:value-type="float" office:value="18.7707">
            <text:p>18.770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5754">
            <text:p>27.5754</text:p>
          </table:table-cell>
          <table:table-cell office:value-type="float" office:value="4.68078">
            <text:p>4.68078</text:p>
          </table:table-cell>
          <table:table-cell table:formula="of:=[.G30]-[.H30]" office:value-type="float" office:value="22.89462">
            <text:p>22.89462</text:p>
          </table:table-cell>
          <table:table-cell office:value-type="float" office:value="18.993">
            <text:p>18.99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6682">
            <text:p>43.6682</text:p>
          </table:table-cell>
          <table:table-cell office:value-type="float" office:value="5.72493">
            <text:p>5.72493</text:p>
          </table:table-cell>
          <table:table-cell table:formula="of:=[.G31]-[.H31]" office:value-type="float" office:value="37.94327">
            <text:p>37.94327</text:p>
          </table:table-cell>
          <table:table-cell office:value-type="float" office:value="2.79712">
            <text:p>2.79712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1621">
            <text:p>44.1621</text:p>
          </table:table-cell>
          <table:table-cell office:value-type="float" office:value="4.76391">
            <text:p>4.76391</text:p>
          </table:table-cell>
          <table:table-cell table:formula="of:=[.G32]-[.H32]" office:value-type="float" office:value="39.39819">
            <text:p>39.39819</text:p>
          </table:table-cell>
          <table:table-cell office:value-type="float" office:value="2.40368">
            <text:p>2.403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3578">
            <text:p>43.3578</text:p>
          </table:table-cell>
          <table:table-cell office:value-type="float" office:value="5.74266">
            <text:p>5.74266</text:p>
          </table:table-cell>
          <table:table-cell table:formula="of:=[.G33]-[.H33]" office:value-type="float" office:value="37.61514">
            <text:p>37.61514</text:p>
          </table:table-cell>
          <table:table-cell office:value-type="float" office:value="3.0933">
            <text:p>3.093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285">
            <text:p>44.0285</text:p>
          </table:table-cell>
          <table:table-cell office:value-type="float" office:value="4.73404">
            <text:p>4.73404</text:p>
          </table:table-cell>
          <table:table-cell table:formula="of:=[.G34]-[.H34]" office:value-type="float" office:value="39.29446">
            <text:p>39.29446</text:p>
          </table:table-cell>
          <table:table-cell office:value-type="float" office:value="2.5265">
            <text:p>2.5265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1.6189">
            <text:p>41.6189</text:p>
          </table:table-cell>
          <table:table-cell office:value-type="float" office:value="5.55258">
            <text:p>5.55258</text:p>
          </table:table-cell>
          <table:table-cell table:formula="of:=[.G35]-[.H35]" office:value-type="float" office:value="36.06632">
            <text:p>36.06632</text:p>
          </table:table-cell>
          <table:table-cell office:value-type="float" office:value="4.84011">
            <text:p>4.8401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39.3778">
            <text:p>39.3778</text:p>
          </table:table-cell>
          <table:table-cell office:value-type="float" office:value="4.96278">
            <text:p>4.96278</text:p>
          </table:table-cell>
          <table:table-cell table:formula="of:=[.G36]-[.H36]" office:value-type="float" office:value="34.41502">
            <text:p>34.41502</text:p>
          </table:table-cell>
          <table:table-cell office:value-type="float" office:value="7.1844">
            <text:p>7.1844</text:p>
          </table:table-cell>
          <table:table-cell table:number-columns-repeated="1014"/>
        </table:table-row>
        <table:table-row table:style-name="ro2">
          <table:table-cell table:style-name="ce2" table:number-columns-repeated="8"/>
          <table:table-cell table:number-columns-repeated="2"/>
          <table:table-cell table:style-name="ce2" table:number-columns-repeated="1014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1"/>
          <table:table-cell table:style-name="ce3" office:value-type="float" office:value="21.2543">
            <text:p>21.2543</text:p>
          </table:table-cell>
          <table:table-cell table:style-name="ce3"/>
          <table:table-cell table:formula="of:=[.G38]-[.H38]" office:value-type="float" office:value="21.2543">
            <text:p>21.2543</text:p>
          </table:table-cell>
          <table:table-cell/>
          <table:table-cell table:style-name="ce3" table:formula="of:=MAX([.G38:.G39])" office:value-type="float" office:value="21.5055">
            <text:p>21.5055</text:p>
          </table:table-cell>
          <table:table-cell table:style-name="ce1" table:formula="of:=([.K38]/[.A38])/[.C38]" office:value-type="float" office:value="0.0000043011">
            <text:p>0.0000043011</text:p>
          </table:table-cell>
          <table:table-cell table:style-name="ce3"/>
          <table:table-cell table:style-name="ce2" table:number-columns-repeated="1011"/>
        </table:table-row>
        <table:table-row table:style-name="ro2">
          <table:table-cell table:style-name="ce3" table:number-columns-repeated="6"/>
          <table:table-cell table:style-name="ce3" office:value-type="float" office:value="21.5055">
            <text:p>21.5055</text:p>
          </table:table-cell>
          <table:table-cell table:style-name="ce3"/>
          <table:table-cell table:formula="of:=[.G39]-[.H39]" office:value-type="float" office:value="21.5055">
            <text:p>21.5055</text:p>
          </table:table-cell>
          <table:table-cell/>
          <table:table-cell table:style-name="ce3" table:number-columns-repeated="3"/>
          <table:table-cell table:style-name="ce2" table:number-columns-repeated="1011"/>
        </table:table-row>
        <table:table-row table:style-name="ro2" table:number-rows-repeated="6">
          <table:table-cell table:style-name="ce3" table:number-columns-repeated="8"/>
          <table:table-cell table:number-columns-repeated="2"/>
          <table:table-cell table:style-name="ce3" table:number-columns-repeated="3"/>
          <table:table-cell table:style-name="ce2" table:number-columns-repeated="1011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table:style-name="ce1"/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3" table:formula="of:=[.G46]-[.H46]" office:value-type="float" office:value="6.75323">
            <text:p>6.75323</text:p>
          </table:table-cell>
          <table:table-cell table:style-name="ce3"/>
          <table:table-cell table:style-name="ce1" table:formula="of:=MAX([.I46:.I53])" office:value-type="float" office:value="7.2438">
            <text:p>7.2438</text:p>
          </table:table-cell>
          <table:table-cell table:style-name="ce1" table:formula="of:=([.K46]/[.A46])/[.C46]" office:value-type="float" office:value="0.00000144876">
            <text:p>0.00000144876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3" table:formula="of:=[.G47]-[.H47]" office:value-type="float" office:value="7.059108">
            <text:p>7.059108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3" table:formula="of:=[.G48]-[.H48]" office:value-type="float" office:value="6.78987">
            <text:p>6.78987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3" table:formula="of:=[.G49]-[.H49]" office:value-type="float" office:value="7.063669">
            <text:p>7.063669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3" table:formula="of:=[.G50]-[.H50]" office:value-type="float" office:value="6.86306">
            <text:p>6.86306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3" table:formula="of:=[.G51]-[.H51]" office:value-type="float" office:value="7.2438">
            <text:p>7.2438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3" table:formula="of:=[.G52]-[.H52]" office:value-type="float" office:value="6.43627">
            <text:p>6.43627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3" table:formula="of:=[.G53]-[.H53]" office:value-type="float" office:value="6.63626">
            <text:p>6.63626</text:p>
          </table:table-cell>
          <table:table-cell table:style-name="ce3"/>
          <table:table-cell table:number-columns-repeated="1014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4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13879574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4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0.00000896594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"/>
          <table:table-cell table:number-columns-repeated="6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0.00000424136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0.0000026915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1"/>
          <table:table-cell table:number-columns-repeated="7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0.000001769638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 table:number-columns-repeated="2"/>
          <table:table-cell table:style-name="ce1"/>
          <table:table-cell table:number-columns-repeated="2"/>
          <table:table-cell table:style-name="ce5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3" table:number-columns-repeated="1014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6" table:number-columns-repeated="1014"/>
        </table:table-row>
        <table:table-row table:style-name="ro5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0.00000896594</text:p>
          </table:table-cell>
          <table:table-cell table:number-columns-repeated="1014"/>
        </table:table-row>
        <table:table-row table:style-name="ro5">
          <table:table-cell table:style-name="ce1" table:number-columns-repeated="10"/>
          <table:table-cell table:number-columns-repeated="1014"/>
        </table:table-row>
        <table:table-row table:style-name="ro5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0.00000424136</text:p>
          </table:table-cell>
          <table:table-cell table:number-columns-repeated="1014"/>
        </table:table-row>
        <table:table-row table:style-name="ro5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0.0000021323</text:p>
          </table:table-cell>
          <table:table-cell table:number-columns-repeated="1014"/>
        </table:table-row>
        <table:table-row table:style-name="ro5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0.000001210226</text:p>
          </table:table-cell>
          <table:table-cell table:number-columns-repeated="1014"/>
        </table:table-row>
        <table:table-row table:style-name="ro5">
          <table:table-cell table:number-columns-repeated="7"/>
          <table:table-cell office:value-type="float" office:value="49.3425">
            <text:p>49.3425</text:p>
          </table:table-cell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0.000000612934</text:p>
          </table:table-cell>
          <table:table-cell table:number-columns-repeated="1014"/>
        </table:table-row>
        <table:table-row table:style-name="ro5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5">
          <table:table-cell>
            <draw:frame table:end-cell-address="'CPU multi node'.H51" table:end-x="0.2748in" table:end-y="0.0421in" draw:z-index="0" draw:style-name="gr1" svg:width="5.5693in" svg:height="4.6346in" svg:x="0.1087in" svg:y="0.0122in">
              <draw:object draw:notify-on-update-of-ranges="'CPU multi node'.F2:'CPU multi node'.F21 'CPU multi node'.J2:'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table:style-name="ce5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00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10T00:12:06</dc:date>
    <meta:print-date>1969-12-31T16:00:00</meta:print-date>
    <dc:creator>user </dc:creator>
    <meta:editing-duration>PT26H37M49S</meta:editing-duration>
    <meta:editing-cycles>71</meta:editing-cycles>
    <meta:generator>OpenOffice.org/3.2$Linux OpenOffice.org_project/320m12$Build-9483</meta:generator>
    <meta:document-statistic meta:table-count="4" meta:cell-count="406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L2:'CPU+GPU'.L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L2:'CPU+GPU'.L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901834">
                <text:p text:id="'CPU+GPU'.L2:'CPU+GPU'.L21">0.00000901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964">
                <text:p>0.000004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24074">
                <text:p>0.0000022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438162">
                <text:p>0.00000143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883242">
                <text:p>0.00000088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CPU multi node'.F2:'CPU multi node'.F21 'CPU multi node'.J2:'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J2:'CPU multi node'.J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6594">
                <text:p text:id="'CPU multi node'.J2:'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